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bd3b" officeooo:paragraph-rsid="0009bd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 hubo ni mayor y mejor reto de código y circuito que esta actividad de pantalla LED8x8. Espesando que ahora las palabras claves de encendido y apagado se transformaron en encendidos ambas pero para uno para filas y otro para columnas, cambiando toda lógica y pensamiento del momento. El armado del circuito era un manojo de cables como ningún otro, con un total mayor a 20 cables. El código fue sencillo hasta la parte de mostrar por pantalla las señales ya que se enciende un LED o toda una fila o columna. La solución fue centrarnos en 1 problema alavé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22:06:11.999000000</meta:creation-date>
    <dc:date>2024-12-23T22:12:19.981000000</dc:date>
    <meta:editing-duration>PT6M8S</meta:editing-duration>
    <meta:editing-cycles>1</meta:editing-cycles>
    <meta:document-statistic meta:table-count="0" meta:image-count="0" meta:object-count="0" meta:page-count="1" meta:paragraph-count="1" meta:word-count="100" meta:character-count="558" meta:non-whitespace-character-count="458"/>
    <meta:generator>LibreOffice/24.8.3.2$Windows_X86_64 LibreOffice_project/48a6bac9e7e268aeb4c3483fcf825c94556d9f92</meta:generator>
  </office:meta>
</office:document-meta>
</file>